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 to do konsoli<text:line-break/><text:line-break/>Paweł [8:17 AM]<text:line-break/>Masz node js<text:line-break/><text:line-break/>Jarver [8:17 AM]<text:line-break/>si<text:line-break/><text:line-break/>Paweł [8:17 AM]<text:line-break/>czyli odpalamy konsolę w pliku z projektem<text:line-break/><text:line-break/>Jarver [8:18 AM]<text:line-break/>cmd tez moze byc prawda?<text:line-break/><text:line-break/>Paweł [8:18 AM]<text:line-break/>instalujemy gulp https://gulpjs.com/<text:line-break/>Tak ale w otwarty w pliku z projektem<text:line-break/>Bardzo ważne<text:line-break/><text:line-break/>Jarver [8:19 AM]<text:line-break/>ok<text:line-break/>jak gulp byl robiony globalnie<text:line-break/>ostatnio to ni musze gulp -g<text:line-break/>npm install gulp-cli -g<text:line-break/>tej komendy pieerwszej<text:line-break/><text:line-break/>Paweł [8:19 AM]<text:line-break/>Tak<text:line-break/>i ostatniej tez nie<text:line-break/>Wiadomo to pomoc<text:line-break/>Jeszcze jedna rzecz najpierw<text:line-break/>npm init<text:line-break/>zapomniałem. Należy stworzyć plik jason<text:line-break/>przed instalacją czegokolwiek<text:line-break/><text:line-break/>Jarver [8:21 AM]<text:line-break/>nie no jak wpisalem npm init<text:line-break/>to sam sie zrobił<text:line-break/><text:line-break/>Paweł [8:21 AM]<text:line-break/>Potrzebne do późniejszego przenoszenia projektu , tworzenia repo itp<text:line-break/>No tak ale nie napisałem wczesniej zebyś zainicjował projekt<text:line-break/><text:line-break/>Jarver [8:22 AM]<text:line-break/>No wiem :stuck_out_tongue:<text:line-break/>to teraz<text:line-break/>gulp-sass --save-dev<text:line-break/>?<text:line-break/><text:line-break/>Paweł [8:23 AM]<text:line-break/>npm install gulp-sass --save-dev<text:line-break/><text:line-break/><text:soft-page-break/>Jarver [8:24 AM]<text:line-break/>dobra<text:line-break/><text:line-break/>Paweł [8:24 AM]<text:line-break/>Potem npm install browser-sync gulp --save-dev<text:line-break/>npm install jquery<text:line-break/><text:line-break/>Jarver [8:26 AM]<text:line-break/>ok<text:line-break/>browser i jquery<text:line-break/>zainstalowane<text:line-break/><text:line-break/>Paweł [8:27 AM]<text:line-break/>Wszystko się zgadza w packed.json<text:line-break/>?<text:line-break/>package.json<text:line-break/><text:line-break/>Jarver [8:27 AM]<text:line-break/>{<text:line-break/> "name": "projektstrona",<text:line-break/> "version": "1.0.0",<text:line-break/> "description": "",<text:line-break/> "main": "index.js",<text:line-break/> "dependencies": {<text:line-break/> <text:s text:c="2"/>"jquery": "^3.3.1"<text:line-break/> },<text:line-break/> "devDependencies": {<text:line-break/> <text:s text:c="2"/>"browser-sync": "^2.24.5",<text:line-break/> <text:s text:c="2"/>"gulp": "^3.9.1",<text:line-break/> <text:s text:c="2"/>"gulp-sass": "^4.0.1"<text:line-break/> },<text:line-break/> "scripts": {<text:line-break/> <text:s text:c="2"/>"test": "echo \"Error: no test specified\" &amp;&amp; exit 1"<text:line-break/> },<text:line-break/> "author": "",<text:line-break/> "license": "ISC"<text:line-break/>}<text:line-break/><text:line-break/>Paweł [8:27 AM]<text:line-break/>ok<text:line-break/>otwórz gulpfile.js<text:line-break/><text:line-break/>Paweł [8:28 AM]<text:line-break/>added this JavaScript/JSON snippet: Untitled <text:line-break/>var gulp = require('gulp');<text:line-break/>var browserSync = require('browser-sync').create();<text:line-break/>var sass = require('gulp-sass');<text:line-break/>​<text:line-break/>​<text:line-break/>// Static Server + watching scss/html files<text:line-break/>gulp.task('serve', ['sass'], function() {<text:line-break/>​<text:line-break/><text:soft-page-break/> <text:s/>browserSync.init(["css/*.css", "js/*.js"],{<text:line-break/> <text:s text:c="3"/>server: "./"<text:line-break/> <text:s/>});<text:line-break/>​<text:line-break/> <text:s/>gulp.watch("./scss/*.scss", ['sass']);<text:line-break/> <text:s/>gulp.watch("./*.html").on('change', browserSync.reload);<text:line-break/>});<text:line-break/>​<text:line-break/>// Compile sass into CSS &amp; auto-inject into browsers<text:line-break/>gulp.task('sass', function() {<text:line-break/> <text:s/>return gulp.src("./scss/*.scss")<text:line-break/> <text:s text:c="3"/>.pipe(sass())<text:line-break/> <text:s text:c="3"/>.pipe(gulp.dest("./css"))<text:line-break/> <text:s text:c="3"/>.pipe(browserSync.stream());<text:line-break/>});<text:line-break/>​<text:line-break/>gulp.task('default', ['serve']);<text:line-break/> <text:line-break/><text:line-break/>Jarver [8:28 AM]<text:line-break/>A jak go nie mam<text:line-break/>to stowrzyc?<text:line-break/><text:line-break/>Paweł [8:28 AM]<text:line-break/>I wstaw co wyżej<text:line-break/>Tak ale była komenda w instukcji gulpa <text:line-break/>touch gulpfile.js<text:line-break/><text:line-break/>Jarver [8:29 AM]<text:line-break/>no touch nie działa w cmd<text:line-break/>i windowsie to polecenie linuxa ale stworze ręcznie<text:line-break/><text:line-break/>Paweł [8:29 AM]<text:line-break/>To stwórz ręcznie<text:line-break/>Kozystam z GIT BASH <text:s/>i tam chyba działa<text:line-break/><text:line-break/>Jarver [8:30 AM]<text:line-break/>Zrobione<text:line-break/><text:line-break/>Paweł [8:30 AM]<text:line-break/>Wklej to co ci dałem<text:line-break/><text:line-break/>Jarver [8:30 AM]<text:line-break/>Si<text:line-break/><text:line-break/>Paweł [8:31 AM]<text:line-break/>Nie będe pisał o tym, bo to możesz przeczytać sam. Nie robiłem też sam tego tylko z jakiś tutków skleiłem<text:line-break/><text:line-break/>Jarver [8:32 AM]<text:line-break/>Spoko juz czytałem kiedys i mniej wiecej wiem co i jak<text:line-break/>node.js zainstalowalem zeby gulpa moc zainstalowac i byla obsluga komendy chocby npm ?<text:line-break/><text:soft-page-break/><text:line-break/>-odinstalowywani gulpa przed kazdym projektem - sprawdzanie aktualizacji -npm rm gulp -g<text:line-break/>-instalujemy na nowo npm install gulp-cli -g<text:line-break/>-npm init startuje nowy projekt w danym katalogu przy pomocy gulpa<text:line-break/>-npm install gulp --save-dev - instaluje gulpa w katalogu projektu<text:line-break/>-tworze folder dla css i dla scss robie plik gulpfile.js w ktorym pisze wymog gulpa dla zmiennej gulp <text:line-break/>//var gulp=require('gulp')<text:line-break/>-w gulpfile.js tworze pod tym gulp.task('task-name',function(){});<text:line-break/>-instalacja w katalogu gulpa pluginu sass npm install gulp-sass --save-dev<text:line-break/>-tworze w gulpfile.js taska kotry return dane: return gulp.src(sciezka dostepu) teraz pipe sassa i zrobi z niego cssa .pipe(sass()) <text:line-break/>.pipe(gulp('app/css'))<text:line-break/><text:line-break/>Paweł [8:33 AM]<text:line-break/>Chodzi ogólnie o to, że gulp to menadzer zadań. I właśnie stworzyliśmy mu dwa zadania odświerzanie okna przeglądarki po wprowadzeniu zmian i konwersja csss do css<text:line-break/><text:line-break/>Jarver [8:33 AM]<text:line-break/>NIe powinnem stworzyc tego folderu dla scss?<text:line-break/><text:line-break/>Paweł [8:33 AM]<text:line-break/>Tak. Ale powinien sam sie pojawić po odpaleniu gulpa. Ale poczekaj jeszcze<text:line-break/><text:line-break/>Jarver [8:34 AM]<text:line-break/>*powinienem<text:line-break/>trudne słowo...<text:line-break/>czekam<text:line-break/><text:line-break/>Paweł [8:35 AM]<text:line-break/>Wejdz do folderu z node modules i skopij bibliteke jquery.min.js do folderu js<text:line-break/>I podepnij do strony<text:line-break/><text:line-break/>Jarver [8:36 AM]<text:line-break/>uploaded this image: image.png <text:line-break/><text:line-break/><text:line-break/>Jarver [8:36 AM]<text:line-break/>chodzi o jquery zwykle?<text:line-break/>a nie chodzi CI o plik<text:line-break/>w folderze dist<text:line-break/>w folderze jquery<text:line-break/>ok<text:line-break/><text:line-break/>Paweł [8:37 AM]<text:line-break/>Tak w srodku jest dist i plik jq<text:line-break/><text:line-break/>Jarver [8:37 AM]<text:line-break/>a folder js<text:line-break/>to js-base64?<text:line-break/><text:line-break/>Paweł [8:38 AM]<text:line-break/><text:soft-page-break/>W głównym katalogu projektu. Pisałem Ci na początku zebyś stworzył strukturę projektu<text:line-break/><text:line-break/>Jarver [8:39 AM]<text:line-break/>Ok, sorry<text:line-break/>W js - wkleic plik jquerymin czy stworzyc <text:s/>script.js<text:line-break/>i podlaczyc ten plik do niego<text:line-break/><text:line-break/>Paweł [8:40 AM]<text:line-break/>uploaded this image: Bez tytułu.png <text:line-break/><text:line-break/><text:line-break/>Paweł [8:41 AM]<text:line-break/>Ja mam taka strukturę. mozesz to zrobić po swojemu.<text:line-break/>Poprostu wrzuć jquery.min.js do folderu gdzie będziesz trzymał skrypty i podepnij w html<text:line-break/><text:line-break/>Jarver [8:43 AM]<text:line-break/>zrobione teoretycznie<text:line-break/>praktycznie chyba tez<text:line-break/>to teraz gulp default?<text:line-break/><text:line-break/>Paweł [8:44 AM]<text:line-break/>To stwórz ten folder scss i w nim plik .scss o nazwie takiej samej jak .css<text:line-break/><text:line-break/>Jarver [8:45 AM]<text:line-break/>Ok scss stwrozne i 4 pliki<text:line-break/>przekopiowac zawartosc cssow do nich?<text:line-break/><text:line-break/>Paweł [8:46 AM]<text:line-break/>Skopij css do scss i zmień rozszeżenia :slightly_smiling_face:<text:line-break/><text:line-break/>Jarver [8:48 AM]<text:line-break/>Gut<text:line-break/><text:line-break/>Paweł [8:48 AM]<text:line-break/>Swoją droga te pliki css należy później połaczyć w jwden.<text:line-break/>jeden<text:line-break/><text:line-break/>Jarver [8:48 AM]<text:line-break/>ok<text:line-break/><text:line-break/>Paweł [8:50 AM]<text:line-break/>Każdy taki arkusz css to odpytywanie serwera o style css. Lepiej pobrać go raz niż cztery razy<text:line-break/><text:line-break/>Jarver [8:50 AM]<text:line-break/>ok<text:line-break/><text:line-break/>Paweł [8:50 AM]<text:line-break/>Czyli gotowe?<text:line-break/><text:line-break/>Jarver [8:50 AM]<text:line-break/>chyba tak<text:line-break/><text:line-break/><text:soft-page-break/>Paweł [8:50 AM]<text:line-break/>No wlaśnie Chyba.<text:line-break/>Teraz w konsoli wpisz gulp<text:line-break/>gulp<text:line-break/>tylko to<text:line-break/>i czekaj na odpalenie przeglądarki<text:line-break/>jezeli działa<text:line-break/><text:line-break/>Jarver [8:54 AM]<text:line-break/>ok działa chyba<text:line-break/>w sensi episze watch files<text:line-break/>wiec jest ok chyba<text:line-break/><text:line-break/>Paweł [8:55 AM]<text:line-break/>wpisz coś w scss i zobacz czy konwertuje do css i czy zmiany widać w przeglądarce na zywo<text:line-break/>Bez recznego odświerzania<text:line-break/><text:line-break/>Jarver [8:56 AM]<text:line-break/>Bez ręcznego odświerzania? POwiem tak heder.scss zrobil to w cssie <text:s/>to samo<text:line-break/><text:line-break/>Paweł [8:56 AM]<text:line-break/>w konsoli powinieneś zobaczyć uruchomione procesy. serwer , sass, browersync<text:line-break/><text:line-break/>Jarver [8:56 AM]<text:line-break/>ale trzeba kliknac f5 zeby byly zmiany na stronie<text:line-break/><text:line-break/>Paweł [8:57 AM]<text:line-break/>a scss działa ?<text:line-break/><text:line-break/>Jarver [8:58 AM]<text:line-break/>si moge robic css w cssie<text:line-break/>wiec działa<text:line-break/>No to wrcam do roboty<text:line-break/>nad hederem skoro wszystko juz siga<text:line-break/>*śmiga<text:line-break/><text:line-break/>Paweł [9:00 AM]<text:line-break/>Ale browser sync nie dziła?<text:line-break/>Mozesz jeszcz zainstalować emmeta do notepad ++ https://github.com/emmetio/npp#readme<text:line-break/>GitHub<text:line-break/>emmetio/npp<text:line-break/>npp - Emmet plugin for Notepad++<text:line-break/><text:line-break/>Jarver [9:02 AM]<text:line-break/>Teraz siedze na phpstorm<text:line-break/><text:line-break/>Paweł [9:04 AM]<text:line-break/>Dobra. A browser sync <text:s/>dziła?<text:line-break/>dziala?<text:line-break/><text:line-break/>Jarver [9:04 AM]<text:line-break/>Czyli auto-odświerzanie danych wprowadzonych w przeglądarce?<text:line-break/><text:soft-page-break/><text:line-break/>Paweł [9:04 AM]<text:line-break/>tak<text:line-break/><text:line-break/>Jarver [9:04 AM]<text:line-break/>To nie działa<text:line-break/><text:line-break/>Paweł [9:06 AM]<text:line-break/>A pokaż co masz w konsoli<text:line-break/><text:line-break/>Jarver [9:06 AM]<text:line-break/>uploaded this image: image.png <text:line-break/><text:line-break/><text:line-break/>Jarver [9:07 AM]<text:line-break/>ale sam folder bower mam<text:line-break/>chyba<text:line-break/><text:line-break/>Jarver [9:07 AM]<text:line-break/>uploaded this image: image.png <text:line-break/><text:line-break/><text:line-break/>Jarver [9:07 AM]<text:line-break/>JEszcze mam bower-sync-ui<text:line-break/><text:line-break/>Paweł [9:08 AM]<text:line-break/>wyczyść konsole wyjdź i odpal jeszcze raz. Bo to nie jest cały widok<text:line-break/><text:line-break/>Jarver [9:09 AM]<text:line-break/>Hmmn w czasie odpalnia GUlpa otwiera mi strone<text:line-break/>z takim efektem<text:line-break/><text:line-break/>Jarver [9:09 AM]<text:line-break/>uploaded this image: image.png <text:line-break/><text:line-break/><text:line-break/>Jarver [9:09 AM]<text:line-break/>a w konsoli to<text:line-break/><text:line-break/>Jarver [9:09 AM]<text:line-break/>uploaded this image: image.png <text:line-break/><text:line-break/><text:line-break/>Paweł [9:10 AM]<text:line-break/>pokaz struktre projektu<text:line-break/>strukture<text:line-break/><text:line-break/>Jarver [9:11 AM]<text:line-break/>uploaded this image: image.png <text:line-break/><text:line-break/><text:line-break/>Paweł [9:12 AM]<text:line-break/><text:soft-page-break/>Myślę że twoja nazwa pliku html jest niepoprawna<text:line-break/>Musi być index<text:line-break/><text:line-break/>Jarver [9:12 AM]<text:line-break/>juz jest indexem<text:line-break/><text:line-break/>Paweł [9:13 AM]<text:line-break/>Wszystkie serwery szukaja pliku index ZAWSZE!!! chybaz e ktoś skonfiguruje serwe innacze<text:line-break/>index.html<text:line-break/>wyczyść konsolę i odpal jeszcse raz<text:line-break/><text:line-break/>Jarver [9:14 AM]<text:line-break/>hmn<text:line-break/>ze tak powiem<text:line-break/>działa<text:line-break/>ale to działa tak ze odpalilo mi firefoxa z tym projektem<text:line-break/><text:line-break/>Paweł [9:15 AM]<text:line-break/>Wery gut<text:line-break/><text:line-break/>Jarver [9:15 AM]<text:line-break/>i tam aktualizuje<text:line-break/>obok mam chrome'a<text:line-break/>i tam nie aktalizuje<text:line-break/><text:line-break/>Paweł [9:15 AM]<text:line-break/>Odpala domyślną przeglądarkę. Zmień w windowsie domyslna przeglądarke<text:line-break/>chociaz powinno wszystkie<text:line-break/><text:line-break/>Jarver [9:16 AM]<text:line-break/>Hmn faktycznie działa<text:line-break/>ale na domyslnej<text:line-break/>PO zmianie chorme'a na domyslna smiga<text:line-break/>Dziwne tak nie klikac f5<text:line-break/><text:line-break/>Paweł [9:19 AM]<text:line-break/>Działa na wszystkich. Ale musisz odpalić plik z serwera czyli http://localhost:3000/<text:line-break/>i odswieżyc wszystkie przeglądarki i chula<text:line-break/>Mozez otworzyć kilka i kazda wprowadza zmiany<text:line-break/><text:line-break/>Jarver [9:21 AM]<text:line-break/>No iznów miałes racje<text:line-break/><text:line-break/>Paweł [9:22 AM]<text:line-break/>I teraz do robo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0:13:00.400000000</meta:creation-date>
    <dc:date>2018-07-05T10:16:27.905000000</dc:date>
    <meta:editing-duration>PT3M31S</meta:editing-duration>
    <meta:editing-cycles>1</meta:editing-cycles>
    <meta:document-statistic meta:table-count="0" meta:image-count="0" meta:object-count="0" meta:page-count="8" meta:paragraph-count="1" meta:word-count="1268" meta:character-count="8210" meta:non-whitespace-character-count="6770"/>
    <meta:generator>LibreOffice/6.0.4.2$Windows_x86 LibreOffice_project/9b0d9b32d5dcda91d2f1a96dc04c645c450872bf</meta:generator>
  </office:meta>
</office:document-meta>
</file>